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09b2a1" officeooo:paragraph-rsid="0009b2a1" style:font-size-asian="12.25pt" style:font-size-complex="14pt"/>
    </style:style>
    <style:style style:name="P2" style:family="paragraph" style:parent-style-name="Text_20_body">
      <style:text-properties officeooo:rsid="0009b2a1" officeooo:paragraph-rsid="0009b2a1"/>
    </style:style>
    <style:style style:name="P3" style:family="paragraph" style:parent-style-name="Text_20_body">
      <style:text-properties officeooo:paragraph-rsid="0009b2a1"/>
    </style:style>
    <style:style style:name="P4" style:family="paragraph" style:parent-style-name="Heading_20_1">
      <style:paragraph-properties fo:break-before="page"/>
      <style:text-properties officeooo:rsid="0009b2a1" officeooo:paragraph-rsid="0009b2a1"/>
    </style:style>
    <style:style style:name="P5" style:family="paragraph" style:parent-style-name="Heading_20_1">
      <style:text-properties officeooo:rsid="0009b2a1" officeooo:paragraph-rsid="0009b2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il pratique 2</text:p>
      <text:p text:style-name="P1">Génie Logiciel 2</text:p>
      <text:p text:style-name="P1">INF23207</text:p>
      <text:p text:style-name="P1"/>
      <text:p text:style-name="P1"/>
      <text:p text:style-name="P1"/>
      <text:p text:style-name="P1"/>
      <text:p text:style-name="P1"/>
      <text:p text:style-name="P1">Présenté à</text:p>
      <text:p text:style-name="P1">M. Ismaïl Khriss</text:p>
      <text:p text:style-name="P1"/>
      <text:p text:style-name="P1"/>
      <text:p text:style-name="P1"/>
      <text:p text:style-name="P1"/>
      <text:p text:style-name="P1"/>
      <text:p text:style-name="P1">Par</text:p>
      <text:p text:style-name="P1">William Thibodeau</text:p>
      <text:p text:style-name="P1">et</text:p>
      <text:p text:style-name="P1">Émile Bossé</text:p>
      <text:p text:style-name="P1"/>
      <text:p text:style-name="P1"/>
      <text:p text:style-name="P1"/>
      <text:p text:style-name="P1"/>
      <text:p text:style-name="P1"/>
      <text:p text:style-name="P1">23 novembre 2017</text:p>
      <text:p text:style-name="P1">UQAR</text:p>
      <text:h text:style-name="P4" text:outline-level="1">Introduction</text:h>
      <text:p text:style-name="P2"/>
      <text:h text:style-name="P5" text:outline-level="1">Prototype d’interface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3:25:35.389000000</meta:creation-date>
    <dc:date>2017-11-21T02:48:38.044000000</dc:date>
    <meta:editing-duration>PT3H13M2S</meta:editing-duration>
    <meta:editing-cycles>1</meta:editing-cycles>
    <meta:document-statistic meta:table-count="0" meta:image-count="0" meta:object-count="0" meta:page-count="2" meta:paragraph-count="13" meta:word-count="25" meta:character-count="155" meta:non-whitespace-character-count="143"/>
    <meta:generator>LibreOffice/5.3.6.1$Windows_x86 LibreOffice_project/686f202eff87ef707079aeb7f485847613344eb7</meta:generator>
  </office:meta>
</office:document-meta>
</file>